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opacity="50%" draw:textarea-horizontal-align="left" draw:textarea-vertical-align="bottom" draw:auto-grow-height="false" fo:min-height="1.75cm" fo:min-width="5cm" draw:shadow-opacity="50%"/>
      <style:paragraph-properties style:writing-mode="lr-tb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  <style:paragraph-properties style:writing-mode="lr-tb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ffcc" draw:opacity="50%" draw:textarea-horizontal-align="left" draw:textarea-vertical-align="bottom" draw:auto-grow-height="false" fo:min-height="4.55cm" fo:min-width="8.8cm" draw:shadow-opacity="50%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558cm" fo:min-width="2.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0.56cm" fo:min-width="2.6cm"/>
      <style:paragraph-properties style:writing-mode="lr-tb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0.559cm" fo:min-width="2.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10" style:family="graphic" style:parent-style-name="standard">
      <style:graphic-properties draw:fill="solid" draw:fill-color="#c0e3fc" draw:opacity="25%" draw:textarea-horizontal-align="left" draw:textarea-vertical-align="bottom" draw:auto-grow-height="false" draw:shadow-opacity="50%"/>
      <style:paragraph-properties style:writing-mode="lr-tb"/>
    </style:style>
    <style:style style:name="gr11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  <style:paragraph-properties style:writing-mode="lr-tb"/>
    </style:style>
    <style:style style:name="gr12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  <style:paragraph-properties style:writing-mode="lr-tb"/>
    </style:style>
    <style:style style:name="gr13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  <style:paragraph-properties style:writing-mode="lr-tb"/>
    </style:style>
    <style:style style:name="gr14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56cm" fo:min-width="2.7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558cm" fo:min-width="1.4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558cm" fo:min-width="3.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56cm" fo:min-width="2.6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558cm" fo:min-width="3.384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558cm" fo:min-width="3.3cm"/>
      <style:paragraph-properties style:writing-mode="lr-tb"/>
    </style:style>
    <style:style style:name="P1" style:family="paragraph">
      <style:paragraph-properties fo:margin-left="0cm" fo:margin-right="0cm" fo:text-align="justify" fo:text-indent="0cm" style:writing-mode="lr-tb">
        <style:tab-stops/>
      </style:paragraph-properties>
      <style:text-properties fo:font-size="14pt" style:font-size-asian="18pt" style:font-size-complex="18pt"/>
    </style:style>
    <style:style style:name="P2" style:family="paragraph">
      <loext:graphic-properties draw:fill="solid" draw:fill-color="#ffffcc" draw:opacity="50%"/>
      <style:paragraph-properties fo:margin-left="0cm" fo:margin-right="0cm" fo:text-align="justify" fo:text-indent="0cm" style:writing-mode="lr-tb">
        <style:tab-stops/>
      </style:paragraph-properties>
      <style:text-properties fo:font-size="14pt" style:font-size-asian="18pt" style:font-size-complex="18pt"/>
    </style:style>
    <style:style style:name="P3" style:family="paragraph">
      <style:paragraph-properties fo:margin-left="0cm" fo:margin-right="0cm" fo:text-align="center" fo:text-indent="0cm" style:writing-mode="lr-tb"/>
      <style:text-properties fo:font-size="14pt" style:font-size-asian="18pt" style:font-size-complex="18pt"/>
    </style:style>
    <style:style style:name="P4" style:family="paragraph">
      <loext:graphic-properties draw:fill-color="#ffff99"/>
      <style:paragraph-properties fo:margin-left="0cm" fo:margin-right="0cm" fo:text-align="center" fo:text-indent="0cm" style:writing-mode="lr-tb"/>
      <style:text-properties fo:font-size="14pt" style:font-size-asian="18pt" style:font-size-complex="18pt"/>
    </style:style>
    <style:style style:name="P5" style:family="paragraph">
      <style:paragraph-properties fo:text-align="center"/>
      <style:text-properties fo:font-size="14pt"/>
    </style:style>
    <style:style style:name="P6" style:family="paragraph">
      <loext:graphic-properties draw:fill="solid" draw:fill-color="#ffffcc" draw:opacity="50%"/>
      <style:paragraph-properties fo:margin-left="0cm" fo:margin-right="0cm" fo:text-align="center" fo:text-indent="0cm" style:writing-mode="lr-tb"/>
      <style:text-properties fo:font-size="14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c0e3fc" draw:opacity="25%"/>
      <style:paragraph-properties fo:margin-left="0cm" fo:margin-right="0cm" fo:text-align="center" fo:text-indent="0cm" style:writing-mode="lr-tb"/>
      <style:text-properties fo:font-size="14pt" style:font-size-asian="18pt" style:font-size-complex="18pt"/>
    </style:style>
    <style:style style:name="P9" style:family="paragraph">
      <style:paragraph-properties fo:margin-left="0cm" fo:margin-right="0cm" fo:text-align="center" fo:text-indent="0cm" style:writing-mode="lr-tb"/>
      <style:text-properties style:font-name="Arial" fo:font-size="14pt" fo:language="zxx" fo:country="none" style:letter-kerning="true" style:font-size-asian="18pt" style:font-size-complex="18pt"/>
    </style:style>
    <style:style style:name="P10" style:family="paragraph">
      <loext:graphic-properties draw:fill-color="#99ccff" draw:opacity="50%"/>
      <style:paragraph-properties fo:margin-left="0cm" fo:margin-right="0cm" fo:text-align="center" fo:text-indent="0cm" style:writing-mode="lr-tb"/>
      <style:text-properties style:font-name="Arial" fo:font-size="14pt" fo:language="zxx" fo:country="none" style:letter-kerning="true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style:font-name="Arial" fo:font-size="14pt" fo:language="zxx" fo:country="none" style:letter-kerning="true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5cm" svg:height="2cm" svg:x="19.2cm" svg:y="8.1cm">
          <text:p text:style-name="P1"><text:span text:style-name="T1">sis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" draw:id="id1" draw:layer="layout" svg:width="2.05cm" svg:height="0.809cm" svg:x="19.511cm" svg:y="8.4cm">
          <text:p text:style-name="P3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1.715cm" svg:height="0.809cm" svg:x="22.679cm" svg:y="8.391cm">
          <text:p text:style-name="P3"><text:span text:style-name="T1">in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" draw:id="id3" draw:layer="layout" svg:width="1.8cm" svg:height="0.809cm" svg:x="26.105cm" svg:y="8.391cm">
          <text:p text:style-name="P3"><text:span text:style-name="T1">gu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1.561cm" svg:y1="8.804cm" svg:x2="22.679cm" svg:y2="8.795cm" draw:start-shape="id1" draw:start-glue-point="1" draw:end-shape="id2" draw:end-glue-point="3" svg:d="M21561 8804l1118-9" svg:viewBox="0 0 1119 10">
          <text:p/>
        </draw:connector>
        <draw:connector draw:style-name="gr3" draw:text-style-name="P5" draw:layer="layout" draw:type="line" svg:x1="24.394cm" svg:y1="8.795cm" svg:x2="26.105cm" svg:y2="8.795cm" draw:start-shape="id2" draw:start-glue-point="1" draw:end-shape="id3" draw:end-glue-point="3" svg:d="M24394 8795h1711" svg:viewBox="0 0 1712 1">
          <text:p/>
        </draw:connector>
        <draw:custom-shape draw:style-name="gr4" draw:text-style-name="P6" draw:layer="layout" svg:width="9.3cm" svg:height="4.8cm" svg:x="19.2cm" svg:y="10.8cm">
          <text:p text:style-name="P3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4" draw:id="id4" draw:layer="layout" svg:width="3.3cm" svg:height="0.808cm" svg:x="9.5cm" svg:y="8.391cm">
          <text:p text:style-name="P3"><text:span text:style-name="T1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8" draw:id="id8" draw:layer="layout" svg:width="3.232cm" svg:height="0.808cm" svg:x="6.934cm" svg:y="6.991cm">
          <text:p text:style-name="P3"><text:span text:style-name="T1">comp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2.8cm" svg:y1="8.795cm" svg:x2="16.3cm" svg:y2="8.796cm" draw:start-shape="id4" draw:start-glue-point="1" draw:end-shape="id5" draw:end-glue-point="3" svg:d="M12800 8795l3500 1" svg:viewBox="0 0 3501 2">
          <text:p/>
        </draw:connector>
        <draw:custom-shape draw:style-name="gr6" draw:text-style-name="P3" xml:id="id6" draw:id="id6" draw:layer="layout" svg:width="3.23cm" svg:height="0.81cm" svg:x="6.935cm" svg:y="2.8cm">
          <text:p text:style-name="P3"><text:span text:style-name="T1">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8.55cm" svg:y1="3.61cm" svg:x2="8.55cm" svg:y2="5.591cm" draw:start-shape="id6" draw:start-glue-point="2" draw:end-shape="id7" draw:end-glue-point="0" svg:d="M8550 3610v1981" svg:viewBox="0 0 1 1982">
          <text:p/>
        </draw:connector>
        <draw:connector draw:style-name="gr3" draw:text-style-name="P5" draw:layer="layout" draw:type="line" svg:x1="8.55cm" svg:y1="7.799cm" svg:x2="11.15cm" svg:y2="8.391cm" draw:start-shape="id8" draw:start-glue-point="2" draw:end-shape="id4" draw:end-glue-point="0" svg:d="M8550 7799l2600 592" svg:viewBox="0 0 2601 593">
          <text:p/>
        </draw:connector>
        <draw:custom-shape draw:style-name="gr2" draw:text-style-name="P4" xml:id="id10" draw:id="id10" draw:layer="layout" svg:width="3.4cm" svg:height="0.809cm" svg:x="19.4cm" svg:y="12.291cm">
          <text:p text:style-name="P3"><text:span text:style-name="T1">sec-dispatc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1.6cm" svg:y1="12.504cm" svg:x2="19.4cm" svg:y2="12.695cm" draw:start-shape="id9" draw:end-shape="id10" draw:end-glue-point="3" svg:d="M11600 12504l7800 191" svg:viewBox="0 0 7801 192">
          <text:p/>
        </draw:connector>
        <draw:custom-shape draw:style-name="gr2" draw:text-style-name="P4" xml:id="id11" draw:id="id11" draw:layer="layout" svg:width="3.8cm" svg:height="0.81cm" svg:x="19.2cm" svg:y="5.591cm">
          <text:p text:style-name="P3"><text:span text:style-name="T1">commons-c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6.935cm" svg:y1="5.996cm" svg:x2="19.2cm" svg:y2="5.996cm" draw:start-shape="id7" draw:start-glue-point="3" draw:end-shape="id11" svg:d="M6935 5996h12265" svg:viewBox="0 0 12266 1">
          <text:p/>
        </draw:connector>
        <draw:custom-shape draw:style-name="gr2" draw:text-style-name="P4" draw:layer="layout" svg:width="2.2cm" svg:height="0.809cm" svg:x="25.8cm" svg:y="13.9cm">
          <text:p text:style-name="P3"><text:span text:style-name="T1">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5" draw:id="id5" draw:layer="layout" svg:width="2.366cm" svg:height="0.808cm" svg:x="16.3cm" svg:y="8.392cm">
          <text:p text:style-name="P3"><text:span text:style-name="T1">plugin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12" draw:id="id12" draw:layer="layout" svg:width="2cm" svg:height="0.808cm" svg:x="17.8cm" svg:y="18.708cm">
          <text:p text:style-name="P3"><text:span text:style-name="T1">arti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7" draw:id="id7" draw:layer="layout" svg:width="3.23cm" svg:height="0.81cm" svg:x="6.935cm" svg:y="5.591cm">
          <text:p text:style-name="P3"><text:span text:style-name="T1">embed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7.483cm" svg:y1="9.2cm" svg:x2="18.8cm" svg:y2="18.708cm" draw:start-shape="id5" draw:start-glue-point="2" draw:end-shape="id12" draw:end-glue-point="0" svg:d="M17483 9200l1317 9508" svg:viewBox="0 0 1318 9509">
          <text:p/>
        </draw:connector>
        <draw:connector draw:style-name="gr3" draw:text-style-name="P5" draw:layer="layout" draw:type="line" svg:x1="8.55cm" svg:y1="6.401cm" svg:x2="8.55cm" svg:y2="6.991cm" draw:start-shape="id7" draw:start-glue-point="2" draw:end-shape="id8" draw:end-glue-point="0" svg:d="M8550 6401v590" svg:viewBox="0 0 1 591">
          <text:p/>
        </draw:connector>
        <draw:custom-shape draw:style-name="gr6" draw:text-style-name="P3" xml:id="id9" draw:id="id9" draw:layer="layout" svg:width="3.566cm" svg:height="0.808cm" svg:x="8.034cm" svg:y="12.1cm">
          <text:p text:style-name="P3"><text:span text:style-name="T1">settings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1.15cm" svg:y1="9.199cm" svg:x2="9.817cm" svg:y2="12.1cm" draw:start-shape="id4" draw:start-glue-point="2" draw:end-shape="id9" draw:end-glue-point="0" svg:d="M11150 9199l-1333 2901" svg:viewBox="0 0 1334 2902">
          <text:p/>
        </draw:connector>
        <draw:custom-shape draw:style-name="gr6" draw:text-style-name="P3" xml:id="id25" draw:id="id25" draw:layer="layout" svg:width="3.232cm" svg:height="0.808cm" svg:x="12.084cm" svg:y="16.2cm">
          <text:p text:style-name="P3"><text:span text:style-name="T1">model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13" draw:id="id13" draw:layer="layout" svg:width="2.2cm" svg:height="0.81cm" svg:x="15.4cm" svg:y="18.698cm">
          <text:p text:style-name="P3"><text:span text:style-name="T1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5.316cm" svg:y1="15.096cm" svg:x2="16.5cm" svg:y2="18.698cm" draw:end-shape="id13" draw:end-glue-point="0" svg:d="M15316 15096l1184 3602" svg:viewBox="0 0 1185 3603">
          <text:p/>
        </draw:connector>
        <draw:connector draw:style-name="gr3" draw:text-style-name="P5" draw:layer="layout" draw:type="line" svg:x1="17.483cm" svg:y1="9.2cm" svg:x2="16.5cm" svg:y2="18.698cm" draw:start-shape="id5" draw:start-glue-point="2" draw:end-shape="id13" draw:end-glue-point="0" svg:d="M17483 9200l-983 9498" svg:viewBox="0 0 984 9499">
          <text:p/>
        </draw:connector>
        <draw:custom-shape draw:style-name="gr2" draw:text-style-name="P4" xml:id="id14" draw:id="id14" draw:layer="layout" svg:width="1.9cm" svg:height="0.809cm" svg:x="23.45cm" svg:y="12.3cm">
          <text:p text:style-name="P3"><text:span text:style-name="T1">cip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2.8cm" svg:y1="12.695cm" svg:x2="23.45cm" svg:y2="12.704cm" draw:start-shape="id10" draw:start-glue-point="1" draw:end-shape="id14" draw:end-glue-point="3" svg:d="M22800 12695l650 9" svg:viewBox="0 0 651 10">
          <text:p/>
        </draw:connector>
        <draw:custom-shape draw:style-name="gr7" draw:text-style-name="P4" xml:id="id15" draw:id="id15" draw:layer="layout" svg:width="3.1cm" svg:height="0.81cm" svg:x="19.5cm" svg:y="13.9cm">
          <text:p text:style-name="P3"><text:span text:style-name="T1">interpo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5.316cm" svg:y1="15.096cm" svg:x2="19.5cm" svg:y2="14.305cm" draw:end-shape="id15" svg:d="M15316 15096l4184-791" svg:viewBox="0 0 4185 792">
          <text:p/>
        </draw:connector>
        <draw:custom-shape draw:style-name="gr2" draw:text-style-name="P4" xml:id="id26" draw:id="id26" draw:layer="layout" svg:width="5.5cm" svg:height="0.809cm" svg:x="19.4cm" svg:y="11.091cm">
          <text:p text:style-name="P3"><text:span text:style-name="T1">component-annot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6" draw:id="id16" draw:layer="layout" svg:width="4.6cm" svg:height="0.809cm" svg:x="19.2cm" svg:y="6.991cm">
          <text:p text:style-name="P3"><text:span text:style-name="T1">wagon-provider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0.166cm" svg:y1="7.395cm" svg:x2="19.2cm" svg:y2="7.395cm" draw:start-shape="id8" draw:end-shape="id16" draw:end-glue-point="3" svg:d="M10166 7395h9034" svg:viewBox="0 0 9035 1">
          <text:p/>
        </draw:connector>
        <draw:custom-shape draw:style-name="gr8" draw:text-style-name="P4" xml:id="id17" draw:id="id17" draw:layer="layout" svg:width="2.9cm" svg:height="0.809cm" svg:x="25.3cm" svg:y="11.1cm">
          <text:p text:style-name="P3"><text:span text:style-name="T1">classwor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0.536cm" svg:y1="9.209cm" svg:x2="26.75cm" svg:y2="11.1cm" draw:start-shape="id1" draw:start-glue-point="2" draw:end-shape="id17" draw:end-glue-point="0" svg:d="M20536 9209l6214 1891" svg:viewBox="0 0 6215 1892">
          <text:p/>
        </draw:connector>
        <draw:connector draw:style-name="gr3" draw:text-style-name="P5" draw:layer="layout" draw:type="line" svg:x1="18.666cm" svg:y1="8.796cm" svg:x2="19.511cm" svg:y2="8.804cm" draw:start-shape="id5" draw:start-glue-point="1" draw:end-shape="id1" svg:d="M18666 8796l845 8" svg:viewBox="0 0 846 9">
          <text:p/>
        </draw:connector>
        <draw:custom-shape draw:style-name="gr6" draw:text-style-name="P3" xml:id="id24" draw:id="id24" draw:layer="layout" svg:width="4.7cm" svg:height="0.808cm" svg:x="5.8cm" svg:y="18.708cm">
          <text:p text:style-name="P3"><text:span text:style-name="T1">repository-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9.5cm" svg:y1="8.795cm" svg:x2="6.55cm" svg:y2="14.4cm" draw:start-shape="id4" draw:start-glue-point="3" draw:end-shape="id18" draw:end-glue-point="0" svg:d="M9500 8795l-2950 5605" svg:viewBox="0 0 2951 5606">
          <text:p/>
        </draw:connector>
        <draw:custom-shape draw:style-name="gr6" draw:text-style-name="P3" xml:id="id19" draw:id="id19" draw:layer="layout" svg:width="2cm" svg:height="0.808cm" svg:x="8.8cm" svg:y="13.9cm">
          <text:p text:style-name="P3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9.817cm" svg:y1="12.908cm" svg:x2="9.8cm" svg:y2="13.9cm" draw:start-shape="id9" draw:start-glue-point="2" draw:end-shape="id19" draw:end-glue-point="0" svg:d="M9817 12908l-17 992" svg:viewBox="0 0 18 993">
          <text:p/>
        </draw:connector>
        <draw:frame draw:style-name="gr9" draw:text-style-name="P7" draw:layer="layout" svg:width="0.502cm" svg:height="1.195cm" svg:x="8cm" svg:y="19cm">
          <draw:text-box>
            <text:p/>
          </draw:text-box>
        </draw:frame>
        <draw:custom-shape draw:style-name="gr10" draw:text-style-name="P8" draw:layer="layout" svg:width="4.2cm" svg:height="3.4cm" svg:x="1.3cm" svg:y="16.108cm">
          <text:p text:style-name="P3"><text:span text:style-name="T1">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xml:id="id21" draw:id="id21" draw:layer="layout" svg:width="1.487cm" svg:height="0.809cm" svg:x="1.577cm" svg:y="17.699cm">
          <text:p text:style-name="P9"><text:span text:style-name="T2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20" draw:id="id20" draw:layer="layout" svg:width="1.487cm" svg:height="0.809cm" svg:x="1.577cm" svg:y="16.391cm">
          <text:p text:style-name="P9"><text:span text:style-name="T2">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22" draw:id="id22" draw:layer="layout" svg:width="1.487cm" svg:height="0.809cm" svg:x="3.707cm" svg:y="16.391cm">
          <text:p text:style-name="P9"><text:span text:style-name="T2">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xml:id="id23" draw:id="id23" draw:layer="layout" svg:width="1.487cm" svg:height="0.809cm" svg:x="3.707cm" svg:y="17.699cm">
          <text:p text:style-name="P9"><text:span text:style-name="T2">ut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.32cm" svg:y1="17.2cm" svg:x2="2.32cm" svg:y2="17.699cm" draw:start-shape="id20" draw:start-glue-point="2" draw:end-shape="id21" draw:end-glue-point="0" svg:d="M2320 17200v499" svg:viewBox="0 0 1 500">
          <text:p/>
        </draw:connector>
        <draw:connector draw:style-name="gr3" draw:text-style-name="P5" draw:layer="layout" draw:type="line" svg:x1="3.707cm" svg:y1="16.795cm" svg:x2="3.064cm" svg:y2="16.795cm" draw:start-shape="id22" draw:start-glue-point="3" draw:end-shape="id20" svg:d="M3707 16795h-643" svg:viewBox="0 0 644 1">
          <text:p/>
        </draw:connector>
        <draw:connector draw:style-name="gr3" draw:text-style-name="P5" draw:layer="layout" draw:type="line" svg:x1="4.45cm" svg:y1="17.2cm" svg:x2="4.45cm" svg:y2="17.699cm" draw:start-shape="id22" draw:start-glue-point="2" draw:end-shape="id23" svg:d="M4450 17200v499" svg:viewBox="0 0 1 500">
          <text:p/>
        </draw:connector>
        <draw:connector draw:style-name="gr3" draw:text-style-name="P5" draw:layer="layout" draw:type="line" svg:x1="3.707cm" svg:y1="18.103cm" svg:x2="3.064cm" svg:y2="18.103cm" draw:start-shape="id23" draw:start-glue-point="3" draw:end-shape="id21" draw:end-glue-point="1" svg:d="M3707 18103h-643" svg:viewBox="0 0 644 1">
          <text:p/>
        </draw:connector>
        <draw:custom-shape draw:style-name="gr6" draw:text-style-name="P3" xml:id="id18" draw:id="id18" draw:layer="layout" svg:width="3.83cm" svg:height="0.81cm" svg:x="4.635cm" svg:y="14.4cm">
          <text:p text:style-name="P3"><text:span text:style-name="T1">resolver-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6.55cm" svg:y1="15.21cm" svg:x2="4.45cm" svg:y2="16.391cm" draw:start-shape="id18" draw:start-glue-point="2" draw:end-shape="id22" draw:end-glue-point="0" svg:d="M6550 15210l-2100 1181" svg:viewBox="0 0 2101 1182">
          <text:p/>
        </draw:connector>
        <draw:connector draw:style-name="gr3" draw:text-style-name="P5" draw:layer="layout" draw:type="line" svg:x1="6.55cm" svg:y1="15.21cm" svg:x2="8.15cm" svg:y2="18.708cm" draw:start-shape="id18" draw:start-glue-point="2" draw:end-shape="id24" draw:end-glue-point="0" svg:d="M6550 15210l1600 3498" svg:viewBox="0 0 1601 3499">
          <text:p/>
        </draw:connector>
        <draw:connector draw:style-name="gr3" draw:text-style-name="P5" draw:layer="layout" draw:type="line" svg:x1="6.55cm" svg:y1="15.21cm" svg:x2="12.084cm" svg:y2="16.604cm" draw:start-shape="id18" draw:start-glue-point="2" draw:end-shape="id25" draw:end-glue-point="3" svg:d="M6550 15210l5534 1394" svg:viewBox="0 0 5535 1395">
          <text:p/>
        </draw:connector>
        <draw:connector draw:style-name="gr3" draw:text-style-name="P5" draw:layer="layout" draw:type="line" svg:x1="11.6cm" svg:y1="12.504cm" svg:x2="19.5cm" svg:y2="14.305cm" draw:start-shape="id9" draw:start-glue-point="1" draw:end-shape="id15" draw:end-glue-point="3" svg:d="M11600 12504l7900 1801" svg:viewBox="0 0 7901 1802">
          <text:p/>
        </draw:connector>
        <draw:connector draw:style-name="gr3" draw:text-style-name="P5" draw:layer="layout" draw:type="line" svg:x1="20.536cm" svg:y1="9.209cm" svg:x2="22.15cm" svg:y2="11.091cm" draw:start-shape="id1" draw:start-glue-point="2" draw:end-shape="id26" draw:end-glue-point="0" svg:d="M20536 9209l1614 1882" svg:viewBox="0 0 1615 1883">
          <text:p/>
        </draw:connector>
        <draw:connector draw:style-name="gr3" draw:text-style-name="P5" draw:layer="layout" draw:type="line" svg:x1="15.316cm" svg:y1="15.096cm" svg:x2="18.8cm" svg:y2="18.708cm" draw:end-shape="id12" draw:end-glue-point="0" svg:d="M15316 15096l3484 3612" svg:viewBox="0 0 3485 3613">
          <text:p/>
        </draw:connector>
        <draw:custom-shape draw:style-name="gr6" draw:text-style-name="P3" xml:id="id27" draw:id="id27" draw:layer="layout" svg:width="3.566cm" svg:height="0.808cm" svg:x="11.934cm" svg:y="14.392cm">
          <text:p text:style-name="P3"><text:span text:style-name="T1">builder-sup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9.817cm" svg:y1="12.908cm" svg:x2="13.717cm" svg:y2="14.392cm" draw:start-shape="id9" draw:start-glue-point="2" draw:end-shape="id27" draw:end-glue-point="0" svg:d="M9817 12908l3900 1484" svg:viewBox="0 0 3901 1485">
          <text:p/>
        </draw:connector>
        <draw:connector draw:style-name="gr3" draw:text-style-name="P5" draw:layer="layout" draw:type="line" svg:x1="13.7cm" svg:y1="16.2cm" svg:x2="13.717cm" svg:y2="15.2cm" draw:start-shape="id25" draw:start-glue-point="0" draw:end-shape="id27" draw:end-glue-point="2" svg:d="M13700 16200l17-1000" svg:viewBox="0 0 18 1001">
          <text:p/>
        </draw:connector>
        <draw:custom-shape draw:style-name="gr2" draw:text-style-name="P4" xml:id="id28" draw:id="id28" draw:layer="layout" svg:width="2.99cm" svg:height="0.809cm" svg:x="25.51cm" svg:y="9.691cm">
          <text:p text:style-name="P3"><text:span text:style-name="T1">javax.in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7.005cm" svg:y1="9.2cm" svg:x2="27.005cm" svg:y2="9.691cm" draw:start-shape="id3" draw:start-glue-point="2" draw:end-shape="id28" svg:d="M27005 9200v491" svg:viewBox="0 0 1 492">
          <text:p/>
        </draw:connector>
        <draw:custom-shape draw:style-name="gr2" draw:text-style-name="P4" xml:id="id30" draw:id="id30" draw:layer="layout" svg:width="1.7cm" svg:height="0.81cm" svg:x="1.3cm" svg:y="8.39cm">
          <text:p text:style-name="P3"><text:span text:style-name="T1">jan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3.5cm" svg:y1="8.795cm" svg:x2="3cm" svg:y2="8.795cm" draw:start-shape="id29" draw:start-glue-point="3" draw:end-shape="id30" draw:end-glue-point="1" svg:d="M3500 8795h-500" svg:viewBox="0 0 501 1">
          <text:p/>
        </draw:connector>
        <draw:custom-shape draw:style-name="gr2" draw:text-style-name="P4" xml:id="id31" draw:id="id31" draw:layer="layout" svg:width="2.5cm" svg:height="0.81cm" svg:x="3.05cm" svg:y="5.6cm">
          <text:p text:style-name="P3"><text:span text:style-name="T1">slf4j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6.935cm" svg:y1="5.996cm" svg:x2="5.55cm" svg:y2="6.005cm" draw:start-shape="id7" draw:start-glue-point="3" draw:end-shape="id31" draw:end-glue-point="1" svg:d="M6935 5996l-1385 9" svg:viewBox="0 0 1386 10">
          <text:p/>
        </draw:connector>
        <draw:custom-shape draw:style-name="gr2" draw:text-style-name="P4" xml:id="id29" draw:id="id29" draw:layer="layout" svg:width="2.808cm" svg:height="0.81cm" svg:x="3.5cm" svg:y="8.39cm">
          <text:p text:style-name="P3"><text:span text:style-name="T1">shared-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9.5cm" svg:y1="8.795cm" svg:x2="6.308cm" svg:y2="8.795cm" draw:start-shape="id4" draw:start-glue-point="3" draw:end-shape="id29" draw:end-glue-point="1" svg:d="M9500 8795h-3192" svg:viewBox="0 0 3193 1">
          <text:p/>
        </draw:connector>
        <draw:custom-shape draw:style-name="gr15" draw:text-style-name="P3" xml:id="id33" draw:id="id33" draw:layer="layout" svg:width="3.2cm" svg:height="0.81cm" svg:x="2.7cm" svg:y="2.8cm">
          <text:p text:style-name="P3"><text:span text:style-name="T1">slf4j-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4.3cm" svg:y1="5.01cm" svg:x2="4.3cm" svg:y2="4.2cm" draw:start-shape="id32" draw:start-glue-point="2" draw:end-shape="id32" draw:end-glue-point="0" svg:d="M4300 5010v-810" svg:viewBox="0 0 1 811">
          <text:p/>
        </draw:connector>
        <draw:connector draw:style-name="gr3" draw:text-style-name="P5" draw:layer="layout" draw:type="line" svg:x1="6.935cm" svg:y1="3.205cm" svg:x2="5.9cm" svg:y2="3.205cm" draw:start-shape="id6" draw:start-glue-point="3" draw:end-shape="id33" draw:end-glue-point="1" svg:d="M6935 3205h-1035" svg:viewBox="0 0 1036 1">
          <text:p/>
        </draw:connector>
        <draw:custom-shape draw:style-name="gr16" draw:text-style-name="P3" draw:layer="layout" svg:width="1.9cm" svg:height="0.808cm" svg:x="13.2cm" svg:y="2.792cm">
          <text:p text:style-name="P3"><text:span text:style-name="T1">b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xml:id="id34" draw:id="id34" draw:layer="layout" svg:width="3.7cm" svg:height="0.808cm" svg:x="8.3cm" svg:y="17.6cm">
          <text:p text:style-name="P3"><text:span text:style-name="T1">model-trans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3.7cm" svg:y1="17.008cm" svg:x2="10.15cm" svg:y2="17.6cm" draw:start-shape="id25" draw:start-glue-point="2" draw:end-shape="id34" draw:end-glue-point="0" svg:d="M13700 17008l-3550 592" svg:viewBox="0 0 3551 593">
          <text:p/>
        </draw:connector>
        <draw:custom-shape draw:style-name="gr18" draw:text-style-name="P3" xml:id="id32" draw:id="id32" draw:layer="layout" svg:width="3.13cm" svg:height="0.81cm" svg:x="2.735cm" svg:y="4.2cm">
          <text:p text:style-name="P3"><text:span text:style-name="T1">slf4j-wra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4.3cm" svg:y1="5.01cm" svg:x2="4.3cm" svg:y2="5.6cm" draw:start-shape="id32" draw:start-glue-point="2" draw:end-shape="id31" draw:end-glue-point="0" svg:d="M4300 5010v590" svg:viewBox="0 0 1 591">
          <text:p/>
        </draw:connector>
        <draw:connector draw:style-name="gr3" draw:text-style-name="P5" draw:layer="layout" draw:type="line" svg:x1="4.3cm" svg:y1="3.61cm" svg:x2="4.3cm" svg:y2="4.2cm" draw:start-shape="id33" draw:start-glue-point="2" draw:end-shape="id32" draw:end-glue-point="0" svg:d="M4300 3610v590" svg:viewBox="0 0 1 591">
          <text:p/>
        </draw:connector>
        <draw:custom-shape draw:style-name="gr19" draw:text-style-name="P3" xml:id="id35" draw:id="id35" draw:layer="layout" svg:width="3.884cm" svg:height="0.808cm" svg:x="11.816cm" svg:y="9.792cm">
          <text:p text:style-name="P3"><text:span text:style-name="T1">toolchain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xml:id="id36" draw:id="id36" draw:layer="layout" svg:width="3.8cm" svg:height="0.808cm" svg:x="11.858cm" svg:y="11.092cm">
          <text:p text:style-name="P3"><text:span text:style-name="T1">toolchain-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1.15cm" svg:y1="9.199cm" svg:x2="13.758cm" svg:y2="9.792cm" draw:start-shape="id4" draw:start-glue-point="2" draw:end-shape="id35" draw:end-glue-point="0" svg:d="M11150 9199l2608 593" svg:viewBox="0 0 2609 594">
          <text:p/>
        </draw:connector>
        <draw:connector draw:style-name="gr3" draw:text-style-name="P5" draw:layer="layout" draw:type="line" svg:x1="13.758cm" svg:y1="10.6cm" svg:x2="13.758cm" svg:y2="11.092cm" draw:start-shape="id35" draw:start-glue-point="2" draw:end-shape="id36" draw:end-glue-point="0" svg:d="M13758 10600v492" svg:viewBox="0 0 1 493">
          <text:p/>
        </draw:connector>
        <draw:connector draw:style-name="gr3" draw:text-style-name="P5" draw:layer="layout" draw:type="line" svg:x1="15.7cm" svg:y1="10.196cm" svg:x2="19.4cm" svg:y2="12.695cm" draw:start-shape="id35" draw:start-glue-point="1" draw:end-shape="id10" draw:end-glue-point="3" svg:d="M15700 10196l3700 2499" svg:viewBox="0 0 3701 2500">
          <text:p/>
        </draw:connector>
        <draw:connector draw:style-name="gr3" draw:text-style-name="P5" draw:layer="layout" draw:type="line" svg:x1="15.658cm" svg:y1="11.496cm" svg:x2="19.5cm" svg:y2="14.332cm" draw:start-shape="id36" draw:start-glue-point="1" svg:d="M15658 11496l3842 2836" svg:viewBox="0 0 3843 2837">
          <text:p/>
        </draw:connector>
        <draw:connector draw:style-name="gr3" draw:text-style-name="P5" draw:layer="layout" draw:type="line" svg:x1="13.758cm" svg:y1="11.9cm" svg:x2="13.717cm" svg:y2="14.392cm" draw:start-shape="id36" draw:start-glue-point="2" svg:d="M13758 11900l-41 2492" svg:viewBox="0 0 42 249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8-12-20T23:12:09</meta:creation-date>
    <dc:date>2021-12-26T11:30:29.449205444</dc:date>
    <meta:editing-cycles>67</meta:editing-cycles>
    <meta:editing-duration>PT11H20M42S</meta:editing-duration>
    <meta:document-statistic meta:object-count="87"/>
    <meta:user-defined meta:name="Info 1"/>
    <meta:user-defined meta:name="Info 2"/>
    <meta:user-defined meta:name="Info 3"/>
    <meta:user-defined meta:name="Info 4"/>
  </office:meta>
</office:document-meta>
</file>